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920" officeooo:paragraph-rsid="000d5920"/>
    </style:style>
    <style:style style:name="P2" style:family="paragraph" style:parent-style-name="Standard">
      <style:text-properties officeooo:rsid="0011566c" officeooo:paragraph-rsid="00115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 = "hello" + "world"<text:tab/></text:p>
      <text:p text:style-name="P2">x = "she said \"hi\"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20:40:44.939530731</meta:creation-date>
    <meta:generator>LibreOffice/7.1.1.2$Linux_X86_64 LibreOffice_project/10$Build-2</meta:generator>
    <dc:date>2021-03-22T20:43:07.685371577</dc:date>
    <meta:editing-duration>PT2M22S</meta:editing-duration>
    <meta:editing-cycles>2</meta:editing-cycles>
    <meta:document-statistic meta:table-count="0" meta:image-count="0" meta:object-count="0" meta:page-count="1" meta:paragraph-count="2" meta:word-count="10" meta:character-count="43" meta:non-whitespace-character-count="34"/>
  </office:meta>
</office:document-meta>
</file>